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Shape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</table:table-row>
        <table:table-row table:style-name="ro1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</text:p>
          </table:table-cell>
        </table:table-row>
        <table:table-row table:style-name="ro1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>
          <table:table-cell table:style-name="ce2" office:value-type="string" calcext:value-type="string">
            <text:p>Heart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Trillian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Bagutte</text:p>
          </table:table-cell>
        </table:table-row>
        <table:table-row table:style-name="ro1">
          <table:table-cell office:value-type="string" calcext:value-type="string">
            <text:p>Octagon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table:style-name="ce2" office:value-type="string" calcext:value-type="string">
            <text:p>Hexagon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Trillian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ab RD</text:p>
          </table:table-cell>
        </table:table-row>
        <table:table-row table:style-name="ro1" table:visibility="filter">
          <table:table-cell office:value-type="string" calcext:value-type="string">
            <text:p>Cab 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ctagon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us(Table cut)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Cushion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Trillian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>
          <table:table-cell office:value-type="string" calcext:value-type="string">
            <text:p>PENCI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>
          <table:table-cell office:value-type="string" calcext:value-type="string">
            <text:p>PR 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>
          <table:table-cell office:value-type="string" calcext:value-type="string">
            <text:p>OCT </text:p>
          </table:table-cell>
        </table:table-row>
        <table:table-row table:style-name="ro1">
          <table:table-cell office:value-type="string" calcext:value-type="string">
            <text:p>OV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H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Heart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RD </text:p>
          </table:table-cell>
        </table:table-row>
        <table:table-row table:style-name="ro1" table:visibility="filter">
          <table:table-cell office:value-type="string" calcext:value-type="string">
            <text:p>OV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Triangle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ound Fac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Bagutte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Cushion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Cuahion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Cab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agutt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Square</text:p>
          </table:table-cell>
        </table:table-row>
        <table:table-row table:style-name="ro1" table:visibility="filter">
          <table:table-cell table:style-name="ce2"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al</text:p>
          </table:table-cell>
        </table:table-row>
        <table:table-row table:style-name="ro1" table:visibility="filter">
          <table:table-cell table:style-name="ce2" office:value-type="string" calcext:value-type="string">
            <text:p>Octagon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Pea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B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al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table:style-name="ce2"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aguette Slice</text:p>
          </table:table-cell>
        </table:table-row>
        <table:table-row table:style-name="ro1" table:visibility="filter">
          <table:table-cell office:value-type="string" calcext:value-type="string">
            <text:p>Fancy (Rhombus)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MQ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Fancy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 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table:style-name="ce2"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arquise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SQuare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oun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E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NG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RC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HX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L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D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BEA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Ball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office:value-type="string" calcext:value-type="string">
            <text:p>HEART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HEXA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OVAL SLICE</text:p>
          </table:table-cell>
        </table:table-row>
        <table:table-row table:style-name="ro1" table:visibility="filter">
          <table:table-cell office:value-type="string" calcext:value-type="string">
            <text:p>OVAL SLICE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table:style-name="ce2"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table:style-name="ce4"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 table:visibility="filter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TP BG</text:p>
          </table:table-cell>
        </table:table-row>
        <table:table-row table:style-name="ro1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Flat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B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DROP</text:p>
          </table:table-cell>
        </table:table-row>
        <table:table-row table:style-name="ro1">
          <table:table-cell office:value-type="string" calcext:value-type="string">
            <text:p>Assher</text:p>
          </table:table-cell>
        </table:table-row>
        <table:table-row table:style-name="ro1" table:visibility="filter">
          <table:table-cell office:value-type="string" calcext:value-type="string">
            <text:p>Assher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>
          <table:table-cell office:value-type="string" calcext:value-type="string">
            <text:p>Princess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C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T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SQ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TRI</text:p>
          </table:table-cell>
        </table:table-row>
        <table:table-row table:style-name="ro1" table:visibility="filter">
          <table:table-cell office:value-type="string" calcext:value-type="string">
            <text:p>MQ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PR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CUS</text:p>
          </table:table-cell>
        </table:table-row>
        <table:table-row table:style-name="ro1" table:visibility="filter"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OV</text:p>
          </table:table-cell>
        </table:table-row>
        <table:table-row table:style-name="ro1" table:visibility="filter">
          <table:table-cell office:value-type="string" calcext:value-type="string">
            <text:p>RD</text:p>
          </table:table-cell>
        </table:table-row>
        <table:table-row table:style-name="ro1">
          <table:table-cell office:value-type="string" calcext:value-type="string">
            <text:p>FANCY-D CUT</text:p>
          </table:table-cell>
        </table:table-row>
        <table:table-row table:style-name="ro1">
          <table:table-cell office:value-type="string" calcext:value-type="string">
            <text:p>FANCY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visibility="filter">
          <table:table-cell office:value-type="string" calcext:value-type="string">
            <text:p>Fancy-HX </text:p>
          </table:table-cell>
        </table:table-row>
        <table:table-row table:style-name="ro1" table:number-rows-repeated="2952">
          <table:table-cell table:style-name="ce5"/>
        </table:table-row>
        <table:table-row table:style-name="ro1">
          <table:table-cell table:style-name="ce5"/>
        </table:table-row>
      </table:table>
      <table:table table:name="Sheet2" table:style-name="ta1">
        <table:table-column table:style-name="co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Shape</text:p>
          </table:table-cell>
          <table:table-cell table:style-name="ce11" office:value-type="string" calcext:value-type="string">
            <text:p>product_id</text:p>
          </table:table-cell>
        </table:table-row>
        <table:table-row table:style-name="ro1">
          <table:table-cell table:style-name="ce2" office:value-type="string" calcext:value-type="string">
            <text:p>P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(Rhombus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ette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s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Marqui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ct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Ov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ou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ll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riang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agut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ago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E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ound Fac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Hexa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uah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us(Table cut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X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ENC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 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D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a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Cab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Q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Qu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VAL SL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P B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l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R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Ass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rin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HX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-D C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FANC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9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7022" table:contains-header="false" table:orientation="column">
          <table:filter table:display-duplicates="false"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0:27:28.84155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4:26.692014374</meta:creation-date>
    <dc:date>2021-09-03T10:27:44.482336711</dc:date>
    <meta:editing-duration>PT1M36S</meta:editing-duration>
    <meta:editing-cycles>2</meta:editing-cycles>
    <meta:generator>LibreOffice/6.4.7.2$Linux_X86_64 LibreOffice_project/40$Build-2</meta:generator>
    <meta:document-statistic meta:table-count="2" meta:cell-count="7168" meta:object-count="0"/>
  </office:meta>
</office:document-meta>
</file>